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6.2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row table:style-name="ro1">
          <table:table-cell office:value-type="string" calcext:value-type="string">
            <text:p>பட்டினத்தா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ாரதியார் வரலாற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ிருவாசகம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தேவநேயப் பாவாணர். ஞ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ம்மபதம், புத்தர்</text:p>
          </table:table-cell>
          <table:table-cell table:number-columns-repeated="63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1:00:20.023979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0-12-29T11:00:42.899818379</dc:date>
    <meta:editing-duration>PT4H8M34S</meta:editing-duration>
    <meta:editing-cycles>52</meta:editing-cycles>
    <meta:document-statistic meta:table-count="1" meta:cell-count="5" meta:object-count="0"/>
  </office:meta>
</office:document-meta>
</file>